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3" svg:font-family="Ari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Hiragino Kaku Gothic Pro W3" svg:font-family="'Hiragino Kaku Gothic Pro W3'" style:font-family-generic="system" style:font-pitch="variable"/>
    <style:font-face style:name="Hiragino Mincho Pro W3" svg:font-family="'Hiragino Mincho Pro W3'"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Hiragino Kaku Gothic Pro W3"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text-properties fo:font-size="10pt" style:font-size-asian="10pt" style:font-size-complex="10pt"/>
    </style:style>
    <style:style style:name="P9"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Hiragino Kaku Gothic Pro W3"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fo:font-size="10pt" style:font-size-asian="10pt" style:font-size-complex="10pt"/>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Hiragino Kaku Gothic Pro W3"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indent="0cm"/>
    </style:style>
    <style:style style:name="T1" style:family="text">
      <style:text-properties style:use-window-font-color="true" style:text-outline="false" style:text-line-through-style="none" style:font-name="Arial1" fo:font-size="10pt" fo:font-style="normal" fo:text-shadow="none" style:text-underline-style="none" fo:font-weight="normal" style:letter-kerning="true" style:font-name-asian="Hiragino Kaku Gothic Pro W3"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Symmetric_20_Arrow" draw:marker-start-width="0.3cm" draw:marker-start-center="false" draw:marker-end="Symmetric_20_Arrow" draw:marker-end-width="0.3cm" draw:marker-end-center="false" draw:fill="none" draw:fill-color="#ffffff" fo:min-height="0.102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cm" svg:stroke-color="#000000" draw:marker-start="Symmetric_20_Arrow" draw:marker-start-width="0.3cm" draw:marker-start-center="false" draw:marker-end="Symmetric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Symmetric_20_Arrow" draw:marker-start-width="0.3cm" draw:marker-start-center="false" draw:marker-end="Symmetric_20_Arrow" draw:marker-end-width="0.3cm" draw:marker-end-center="false" draw:fill="none" draw:fill-color="#ffffff" fo:min-height="0.102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fo:min-height="2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Arrow"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Arrow"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Arrow"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3cm" draw:marker-start-center="false" draw:marker-end="Arrow"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Arrow"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svg:stroke-width="0cm" svg:stroke-color="#000000" draw:marker-start="" draw:marker-start-width="0.3cm" draw:marker-start-center="false" draw:marker-end="Arrow"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ale Rail Article</text:p>
      <text:p text:style-name="Standard"/>
      <text:p text:style-name="Standard">Introduction: </text:p>
      <text:p text:style-name="Standard">The advantages of a bus: reduced wiring, ease of automation, adding a computer. <text:s/>A PD solution would be good, and get everyone onto the same page. <text:s/></text:p>
      <text:p text:style-name="Standard"/>
      <text:p text:style-name="Standard">History:</text:p>
      <text:p text:style-name="Standard">DIDMetaDCC --&gt; MRLCB --&gt; NMRAnet</text:p>
      <text:p text:style-name="Standard">--&gt; CBUS --&gt;Atbus, --&gt;S9.5, --&gt;S9.6</text:p>
      <text:p text:style-name="Standard">Thanks to the many contributors: ...</text:p>
      <text:p text:style-name="Standard"/>
      <text:p text:style-name="Standard">Similarities:</text:p>
      <text:p text:style-name="Standard">CAN</text:p>
      <text:p text:style-name="Standard">Producer-consumer</text:p>
      <text:p text:style-name="Standard"/>
      <text:p text:style-name="Standard">How S9.6 is different:</text:p>
      <text:p text:style-name="Standard">We have thought about the difficult problems: </text:p>
      <text:p text:style-name="Standard"><text:s text:c="3"/>how to make it easy for the novice</text:p>
      <text:p text:style-name="Standard"><text:s text:c="3"/>generalizing the p/c model</text:p>
      <text:p text:style-name="Standard"><text:s text:c="3"/>simplifying the simple nodes</text:p>
      <text:p text:style-name="Standard"><text:s text:c="3"/>supporting the very large layouts</text:p>
      <text:p text:style-name="Standard"/>
      <text:p text:style-name="Standard">Simplicity for the novice, and the expert alike</text:p>
      <text:list xml:id="list888901844" text:style-name="L1">
        <text:list-item>
          <text:p text:style-name="P2">no need to learn Ids, channels, etc</text:p>
        </text:list-item>
      </text:list>
      <text:list xml:id="list1203262617" text:style-name="L2">
        <text:list-item>
          <text:p text:style-name="P3">push button programming</text:p>
        </text:list-item>
        <text:list-item>
          <text:p text:style-name="P3">useful things: automating a station's tracks</text:p>
        </text:list-item>
        <text:list-item>
          <text:p text:style-name="P3">automating a yard throat</text:p>
        </text:list-item>
      </text:list>
      <text:p text:style-name="Standard"/>
      <text:p text:style-name="Standard">Generalizing the P/C model-</text:p>
      <text:list xml:id="list1855002808" text:style-name="L3">
        <text:list-item>
          <text:p text:style-name="P4">any node that shares an event# responds to the event</text:p>
        </text:list-item>
        <text:list-item>
          <text:p text:style-name="P4">any node can be taught the event from any other node</text:p>
        </text:list-item>
      </text:list>
      <text:p text:style-name="Standard"/>
      <text:p text:style-name="Standard">Large Ids simplify things:</text:p>
      <text:list xml:id="list1338309598" text:style-name="L4">
        <text:list-item>
          <text:p text:style-name="P5">allows us to fold other information into the events</text:p>
        </text:list-item>
        <text:list-item>
          <text:p text:style-name="P5">this lets any 'dumb' node respond to the event</text:p>
          <text:p text:style-name="P5">eg: fast clock. <text:s/>n S9.5, this would be a new set of messages, to use them, each node woul dhave to have code added to handle the new set of messages. <text:s/>With S9.6, because of the big-events, the time is folded into the events. <text:s/>A dumb node can respond to the time code, just like any other event. <text:s/>It doesn't need reprogramming. <text:s/></text:p>
        </text:list-item>
      </text:list>
      <text:p text:style-name="Standard"/>
      <text:p text:style-name="Standard">Support for very large layouts: </text:p>
      <text:list xml:id="list1699397596" text:style-name="L5">
        <text:list-item>
          <text:p text:style-name="P6">If your bus gets full, either too many nodes, or too much traffic – just split it in two.</text:p>
        </text:list-item>
        <text:list-item>
          <text:p text:style-name="P6">A large layout can be a number of segments joined by a fast bus. <text:s/></text:p>
        </text:list-item>
        <text:list-item>
          <text:p text:style-name="P6">Traffic is reduced by gateway filtering, messages only go where they are wanted. <text:s/></text:p>
        </text:list-item>
        <text:list-item>
          <text:p text:style-name="P6">This is called “scaling gracefully”. <text:s/><text:line-break/><text:line-break/></text:p>
          <text:p text:style-name="P6"/>
        </text:list-item>
      </text:list>
      <text:p text:style-name="P1">Introduction</text:p>
      <text:p text:style-name="Standard"/>
      <text:p text:style-name="Standard"><draw:frame draw:style-name="fr1" draw:name="Frame1" text:anchor-type="paragraph" svg:x="9.532cm" svg:y="0.093cm" svg:width="7.967cm" draw:z-index="1"><draw:text-box fo:min-height="4.904cm"><text:p text:style-name="Frame_20_contents"><draw:g text:anchor-type="paragraph" draw:z-index="2" draw:style-name="gr1"><draw:g draw:style-name="gr2"><draw:ellipse draw:style-name="gr3" draw:text-style-name="P7" draw:id="id7" svg:width="0.399cm" svg:height="0.355cm" svg:x="3.426cm" svg:y="1.379cm"><text:p/></draw:ellipse><draw:ellipse draw:style-name="gr4" draw:text-style-name="P7" draw:id="id4" svg:width="0.399cm" svg:height="0.354cm" svg:x="1.432cm" svg:y="2.97cm"><text:p/></draw:ellipse><draw:ellipse draw:style-name="gr5" draw:text-style-name="P7" draw:id="id3" svg:width="0.399cm" svg:height="0.354cm" svg:x="3.426cm" svg:y="2.263cm"><text:p/></draw:ellipse><draw:ellipse draw:style-name="gr6" draw:text-style-name="P7" draw:id="id8" svg:width="0.399cm" svg:height="0.354cm" svg:x="2.628cm" svg:y="2.97cm"><text:p/></draw:ellipse><draw:ellipse draw:style-name="gr7" draw:text-style-name="P7" draw:id="id6" svg:width="0.401cm" svg:height="0.354cm" svg:x="0.633cm" svg:y="2.263cm"><text:p/></draw:ellipse><draw:ellipse draw:style-name="gr8" draw:text-style-name="P7" draw:id="id9" svg:width="0.401cm" svg:height="0.355cm" svg:x="0.633cm" svg:y="1.379cm"><text:p/></draw:ellipse><draw:ellipse draw:style-name="gr9" draw:text-style-name="P7" draw:id="id1" svg:width="0.399cm" svg:height="0.354cm" svg:x="1.432cm" svg:y="0.497cm"><text:p/></draw:ellipse><draw:ellipse draw:style-name="gr10" draw:text-style-name="P7" draw:id="id2" svg:width="0.399cm" svg:height="0.354cm" svg:x="2.628cm" svg:y="0.497cm"><text:p/></draw:ellipse><draw:connector draw:style-name="gr11" draw:text-style-name="P7" draw:type="curve" svg:x1="1.831cm" svg:y1="0.673cm" svg:x2="2.628cm" svg:y2="0.673cm" draw:start-shape="id1" draw:start-glue-point="1" draw:end-shape="id2" svg:d="m1831 673h797"><text:p/></draw:connector><draw:connector draw:style-name="gr12" draw:text-style-name="P7" draw:type="curve" svg:x1="2.828cm" svg:y1="0.85cm" svg:x2="3.425cm" svg:y2="2.439cm" draw:start-shape="id2" draw:start-glue-point="2" draw:end-shape="id3" draw:end-glue-point="3" svg:d="m2828 850c0 1060 199 1589 597 1589"><text:p/></draw:connector><draw:connector draw:style-name="gr13" draw:text-style-name="P7" draw:type="curve" svg:x1="2.914cm" svg:y1="0.844cm" svg:x2="1.632cm" svg:y2="2.969cm" draw:end-shape="id4" draw:end-glue-point="0" svg:d="m2914 844c0 1219-1282 157-1282 2125"><text:p/></draw:connector><draw:connector draw:style-name="gr14" draw:text-style-name="P7" draw:type="curve" svg:x1="3.651cm" svg:y1="2.32cm" svg:x2="1.632cm" svg:y2="0.85cm" draw:start-shape="id5" draw:start-glue-point="2" draw:end-shape="id1" draw:end-glue-point="2" svg:d="m3651 2320c0-1212-2019-478-2019-1470"><text:p/></draw:connector><draw:connector draw:style-name="gr15" draw:text-style-name="P7" draw:type="curve" svg:x1="2.628cm" svg:y1="0.673cm" svg:x2="1.018cm" svg:y2="2.294cm" draw:start-shape="id2" svg:d="m2628 673c-1582 0-778 1621-1610 1621"><text:p/></draw:connector><draw:connector draw:style-name="gr16" draw:text-style-name="P7" draw:type="curve" svg:x1="1.004cm" svg:y1="1.461cm" svg:x2="2.828cm" svg:y2="0.85cm" draw:end-shape="id2" draw:end-glue-point="2" svg:d="m1004 1461c0-82 1824 222 1824-611"><text:p/></draw:connector><draw:connector draw:style-name="gr17" draw:text-style-name="P7" draw:id="id5" draw:type="curve" svg:x1="3.651cm" svg:y1="2.319cm" svg:x2="1.034cm" svg:y2="2.438cm" draw:end-shape="id6" draw:end-glue-point="1" svg:d="m3651 2319c-1587 0-278 119-2617 119"><text:p/></draw:connector><draw:connector draw:style-name="gr18" draw:text-style-name="P7" draw:type="curve" svg:x1="1.831cm" svg:y1="3.146cm" svg:x2="3.425cm" svg:y2="1.555cm" draw:start-shape="id4" draw:end-shape="id7" svg:d="m1831 3146c1196 0 399-1591 1594-1591"><text:p/></draw:connector><draw:connector draw:style-name="gr19" draw:text-style-name="P7" draw:type="curve" svg:x1="2.628cm" svg:y1="3.147cm" svg:x2="1.632cm" svg:y2="0.85cm" draw:start-shape="id8" draw:start-glue-point="3" draw:end-shape="id1" draw:end-glue-point="2" svg:d="m2628 3147c-665 0-996-766-996-2297"><text:p/></draw:connector><draw:connector draw:style-name="gr20" draw:text-style-name="P7" draw:type="curve" svg:x1="1.632cm" svg:y1="2.97cm" svg:x2="1.782cm" svg:y2="0.797cm" draw:start-shape="id4" svg:d="m1632 2970c0-2005 150-919 150-2173"><text:p/></draw:connector><draw:connector draw:style-name="gr21" draw:text-style-name="P7" draw:type="curve" svg:x1="0.833cm" svg:y1="1.733cm" svg:x2="0.633cm" svg:y2="2.438cm" draw:start-shape="id9" draw:start-glue-point="2" draw:end-shape="id6" draw:end-glue-point="3" svg:d="m833 1733c0 2074-351 1729-590 1386s-361-681 390-681"><text:p/></draw:connector><draw:connector draw:style-name="gr22" draw:text-style-name="P7" draw:type="curve" svg:x1="1.441cm" svg:y1="0.772cm" svg:x2="0.833cm" svg:y2="1.378cm" draw:end-shape="id9" draw:end-glue-point="0" svg:d="m1441 772c0 79-608-224-608 606"><text:p/></draw:connector><draw:connector draw:style-name="gr23" draw:text-style-name="P7" draw:type="curve" svg:x1="3.027cm" svg:y1="0.674cm" svg:x2="3.425cm" svg:y2="1.556cm" draw:start-shape="id2" draw:start-glue-point="1" draw:end-shape="id7" draw:end-glue-point="3" svg:d="m3027 674c751 0 501-678-199-678s-1350 1560 597 1560"><text:p/></draw:connector><draw:connector draw:style-name="gr24" draw:text-style-name="P7" draw:type="curve" svg:x1="3.625cm" svg:y1="1.733cm" svg:x2="3.625cm" svg:y2="2.262cm" draw:start-shape="id7" draw:start-glue-point="2" draw:end-shape="id3" draw:end-glue-point="0" svg:d="m3625 1733v529"><text:p/></draw:connector><draw:connector draw:style-name="gr25" draw:text-style-name="P7" draw:type="curve" svg:x1="3.625cm" svg:y1="2.615cm" svg:x2="3.027cm" svg:y2="3.146cm" draw:start-shape="id3" draw:start-glue-point="2" draw:end-shape="id8" draw:end-glue-point="1" svg:d="m3625 2615c0 354-200 531-598 531"><text:p/></draw:connector><draw:connector draw:style-name="gr26" draw:text-style-name="P7" draw:type="curve" svg:x1="2.628cm" svg:y1="3.146cm" svg:x2="1.831cm" svg:y2="3.146cm" draw:start-shape="id8" draw:start-glue-point="3" draw:end-shape="id4" draw:end-glue-point="1" svg:d="m2628 3146h-797"><text:p/></draw:connector><draw:connector draw:style-name="gr27" draw:text-style-name="P7" draw:type="curve" svg:x1="0.833cm" svg:y1="2.615cm" svg:x2="1.432cm" svg:y2="3.146cm" draw:start-shape="id6" draw:start-glue-point="2" draw:end-shape="id4" draw:end-glue-point="3" svg:d="m833 2615c0 354 199 531 599 531"><text:p/></draw:connector><draw:connector draw:style-name="gr28" draw:text-style-name="P7" draw:type="curve" svg:x1="0.833cm" svg:y1="2.263cm" svg:x2="1.632cm" svg:y2="0.85cm" draw:start-shape="id6" draw:start-glue-point="0" draw:end-shape="id1" draw:end-glue-point="2" svg:d="m833 2263c0-1058 799-353 799-1413"><text:p/></draw:connector><draw:connector draw:style-name="gr29" draw:text-style-name="P7" draw:type="curve" svg:x1="1.822cm" svg:y1="0.76cm" svg:x2="3.625cm" svg:y2="1.734cm" draw:end-shape="id7" draw:end-glue-point="2" svg:d="m1822 760c0 2212 1803 1725 1803 974"><text:p/></draw:connector><draw:connector draw:style-name="gr30" draw:text-style-name="P7" draw:type="curve" svg:x1="3.651cm" svg:y1="1.654cm" svg:x2="2.828cm" svg:y2="2.969cm" draw:end-shape="id8" draw:end-glue-point="0" svg:d="m3651 1654c0 610-823-46-823 1315"><text:p/></draw:connector><draw:connector draw:style-name="gr31" draw:text-style-name="P7" draw:type="curve" svg:x1="2.628cm" svg:y1="3.147cm" svg:x2="1.034cm" svg:y2="2.439cm" draw:start-shape="id8" draw:start-glue-point="3" draw:end-shape="id6" draw:end-glue-point="1" svg:d="m2628 3147c-1196 0-398-708-1594-708"><text:p/></draw:connector><draw:connector draw:style-name="gr32" draw:text-style-name="P7" draw:type="curve" svg:x1="3.425cm" svg:y1="2.439cm" svg:x2="1.632cm" svg:y2="2.97cm" draw:start-shape="id3" draw:end-shape="id4" draw:end-glue-point="0" svg:d="m3425 2439c-1195 0-1793 177-1793 531"><text:p/></draw:connector><draw:connector draw:style-name="gr33" draw:text-style-name="P7" draw:type="curve" svg:x1="1.034cm" svg:y1="1.555cm" svg:x2="3.651cm" svg:y2="2.319cm" draw:start-shape="id9" draw:start-glue-point="1" draw:end-shape="id5" draw:end-glue-point="2" svg:d="m1034 1555c1746 0 2617 254 2617 764"><text:p/></draw:connector><draw:connector draw:style-name="gr34" draw:text-style-name="P7" draw:type="curve" svg:x1="0.963cm" svg:y1="1.714cm" svg:x2="2.828cm" svg:y2="2.969cm" draw:end-shape="id8" draw:end-glue-point="0" svg:d="m963 1714c0 566 1865-62 1865 1255"><text:p/></draw:connector><draw:frame draw:style-name="gr35" draw:text-style-name="P9" svg:width="2.594cm" svg:height="1.026cm" svg:x="0.833cm" svg:y="3.675cm"><draw:text-box><text:p text:style-name="P8"><text:span text:style-name="T1">Conventional Wiring</text:span></text:p></draw:text-box></draw:frame></draw:g><draw:g draw:style-name="gr2"><draw:ellipse draw:style-name="gr36" draw:text-style-name="P7" draw:id="id12" svg:width="0.399cm" svg:height="0.355cm" svg:x="7.214cm" svg:y="1.379cm"><text:p/></draw:ellipse><draw:ellipse draw:style-name="gr37" draw:text-style-name="P7" draw:id="id15" svg:width="0.401cm" svg:height="0.354cm" svg:x="5.02cm" svg:y="2.97cm"><text:p/></draw:ellipse><draw:ellipse draw:style-name="gr38" draw:text-style-name="P7" draw:id="id13" svg:width="0.399cm" svg:height="0.354cm" svg:x="7.214cm" svg:y="2.263cm"><text:p/></draw:ellipse><draw:ellipse draw:style-name="gr39" draw:text-style-name="P7" draw:id="id14" svg:width="0.399cm" svg:height="0.354cm" svg:x="6.417cm" svg:y="2.97cm"><text:p/></draw:ellipse><draw:ellipse draw:style-name="gr40" draw:text-style-name="P7" draw:id="id16" svg:width="0.399cm" svg:height="0.354cm" svg:x="4.223cm" svg:y="2.263cm"><text:p/></draw:ellipse><draw:ellipse draw:style-name="gr41" draw:text-style-name="P7" draw:id="id17" svg:width="0.399cm" svg:height="0.355cm" svg:x="4.223cm" svg:y="1.379cm"><text:p/></draw:ellipse><draw:ellipse draw:style-name="gr42" draw:text-style-name="P7" draw:id="id10" svg:width="0.401cm" svg:height="0.354cm" svg:x="5.02cm" svg:y="0.497cm"><text:p/></draw:ellipse><draw:ellipse draw:style-name="gr43" draw:text-style-name="P7" draw:id="id11" svg:width="0.399cm" svg:height="0.354cm" svg:x="6.417cm" svg:y="0.497cm"><text:p/></draw:ellipse><draw:connector draw:style-name="gr44" draw:text-style-name="P7" draw:type="curve" svg:x1="5.219cm" svg:y1="0.85cm" svg:x2="6.616cm" svg:y2="0.85cm" draw:start-shape="id10" draw:start-glue-point="2" draw:end-shape="id11" draw:end-glue-point="2" svg:d="m5219 850c0 752 1397 752 1397 0"><text:p/></draw:connector><draw:connector draw:style-name="gr45" draw:text-style-name="P7" draw:type="curve" svg:x1="7.214cm" svg:y1="1.556cm" svg:x2="6.616cm" svg:y2="0.85cm" draw:start-shape="id12" draw:start-glue-point="3" draw:end-shape="id11" draw:end-glue-point="2" svg:d="m7214 1556c-398 0-598-235-598-706"><text:p/></draw:connector><draw:connector draw:style-name="gr46" draw:text-style-name="P7" draw:type="curve" svg:x1="7.214cm" svg:y1="1.555cm" svg:x2="7.214cm" svg:y2="2.438cm" draw:start-shape="id12" draw:start-glue-point="3" draw:end-shape="id13" draw:end-glue-point="3" svg:d="m7214 1555c-751 0-751 883 0 883"><text:p/></draw:connector><draw:connector draw:style-name="gr47" draw:text-style-name="P7" draw:type="curve" svg:x1="7.214cm" svg:y1="2.439cm" svg:x2="6.616cm" svg:y2="2.97cm" draw:start-shape="id13" draw:start-glue-point="3" draw:end-shape="id14" draw:end-glue-point="0" svg:d="m7214 2439c-398 0-598 177-598 531"><text:p/></draw:connector><draw:connector draw:style-name="gr48" draw:text-style-name="P7" draw:type="curve" svg:x1="6.616cm" svg:y1="2.969cm" svg:x2="5.219cm" svg:y2="2.969cm" draw:start-shape="id14" draw:start-glue-point="0" draw:end-shape="id15" svg:d="m6616 2969c0-751-1397-751-1397 0"><text:p/></draw:connector><draw:connector draw:style-name="gr49" draw:text-style-name="P7" draw:type="curve" svg:x1="4.621cm" svg:y1="2.439cm" svg:x2="5.219cm" svg:y2="2.97cm" draw:start-shape="id16" draw:start-glue-point="1" draw:end-shape="id15" draw:end-glue-point="0" svg:d="m4621 2439c399 0 598 177 598 531"><text:p/></draw:connector><draw:connector draw:style-name="gr50" draw:text-style-name="P7" draw:type="curve" svg:x1="4.621cm" svg:y1="1.555cm" svg:x2="4.621cm" svg:y2="2.438cm" draw:start-shape="id17" draw:start-glue-point="1" draw:end-shape="id16" draw:end-glue-point="1" svg:d="m4621 1555c752 0 752 883 0 883"><text:p/></draw:connector><draw:frame draw:style-name="gr51" draw:text-style-name="P11" svg:width="1.595cm" svg:height="1.026cm" svg:x="5.221cm" svg:y="3.675cm"><draw:text-box><text:p text:style-name="P10"><text:span text:style-name="T1">Bus Wiring</text:span></text:p></draw:text-box></draw:frame></draw:g></draw:g></text:p></draw:text-box></draw:frame>Although NMRA has had great success with the standardization of DCC, the rapid advance of electronics has meant that the control of accessories, animation and ... on the layout is much easier. <text:s/>However, the wiring of all these accessories leads to a spider-web under the layout. <text:s text:c="2"/>Unfortunately, one solution that many groups <text:s/>have tried, that of using DCC as an accessory bus, has lead to DCC congestion. <text:s/>Alternate methods include using one of the proprietary CAB or throttle-buses, such as Loconet, Xpressnet ar NCEs Cab-bus. <text:s/>The NMRA decided that a new public domain accessory bus should be developed. <text:s text:c="3"/>[picture of ad hoc wiring vs bus]</text:p>
      <text:p text:style-name="Standard"/>
      <text:p text:style-name="Standard">History:</text:p>
      <text:p text:style-name="Standard"/>
      <text:p text:style-name="Standard"><draw:g text:anchor-type="paragraph" draw:z-index="3" draw:style-name="gr1"><draw:frame draw:style-name="gr52" draw:text-style-name="P9" svg:width="7.134cm" svg:height="4.116cm" svg:x="10.141cm" svg:y="2.011cm"><draw:text-box><text:p text:style-name="P12"><text:span text:style-name="T1">egroup:DIYMetaDCC</text:span></text:p><text:p text:style-name="P12"><text:span text:style-name="T1"/></text:p><text:p text:style-name="P12"><text:span text:style-name="T1">egroup: MRRLCB</text:span></text:p><text:p text:style-name="P12"><text:span text:style-name="T1"/></text:p><text:p text:style-name="P12"><text:span text:style-name="T1"><text:tab/></text:span><text:span text:style-name="T1"><text:tab/></text:span><text:span text:style-name="T1">MERG:CBUS</text:span></text:p><text:p text:style-name="P12"><text:span text:style-name="T1"><text:s text:c="52"/></text:span><text:span text:style-name="T1">AT-bus</text:span></text:p><text:p text:style-name="P12"><text:span text:style-name="T1">egroup:NMRAnet</text:span></text:p><text:p text:style-name="P12"><text:span text:style-name="T1"/></text:p><text:p text:style-name="P12"><text:span text:style-name="T1"/></text:p><text:p text:style-name="P12"><text:span text:style-name="T1">S9.5 <text:s text:c="16"/>S9.6/OpenLCB</text:span></text:p></draw:text-box></draw:frame><draw:line draw:style-name="gr53" draw:text-style-name="P7" svg:x1="12.043cm" svg:y1="2.511cm" svg:x2="12.043cm" svg:y2="3.011cm"><text:p/></draw:line><draw:line draw:style-name="gr54" draw:text-style-name="P7" svg:x1="12.519cm" svg:y1="3.365cm" svg:x2="13.54cm" svg:y2="3.741cm"><text:p/></draw:line><draw:line draw:style-name="gr55" draw:text-style-name="P7" svg:x1="14.351cm" svg:y1="4.135cm" svg:x2="15.197cm" svg:y2="4.323cm"><text:p/></draw:line><draw:line draw:style-name="gr56" draw:text-style-name="P7" svg:x1="12.519cm" svg:y1="5.011cm" svg:x2="13.181cm" svg:y2="5.657cm"><text:p/></draw:line><draw:line draw:style-name="gr57" draw:text-style-name="P7" svg:x1="11.567cm" svg:y1="3.511cm" svg:x2="11.567cm" svg:y2="4.511cm"><text:p/></draw:line><draw:line draw:style-name="gr58" draw:text-style-name="P7" svg:x1="11.092cm" svg:y1="5.011cm" svg:x2="10.87cm" svg:y2="5.622cm"><text:p/></draw:line></draw:g><draw:frame draw:style-name="fr1" draw:name="Frame2" text:anchor-type="paragraph" svg:x="10.141cm" svg:y="1.314cm" svg:width="7.385cm" draw:z-index="0"><draw:text-box fo:min-height="5.018cm"><text:p text:style-name="Frame_20_contents"/></draw:text-box></draw:frame>Numerous people have taken part in a series of internet egroups, some predating the NMRAs interest in the bus. <text:s/>The first group was started by xxx, DIYMetaDIY. <text:s/>The discussion soon moved to MRRLCB, and eventually moved to NMRAnet, when he NMRA got involved. <text:s/>Some progress was made: CAN was recognized as an ideal bus for MRR, haivng been used in automobiles anf truck – robust, error strong. <text:s/>The pc model was introduced to the group by xxx, and was recognize as a powerful method of buoth simplifying and making a bus protocol more powerful. <text:s/>The severe space limitations of Can packets lead to disagreements on how to fit the messages. <text:s/>Two members became eager to build a bus, and developed CBUS at MERG, base on 11-bit headers. <text:s/>Subsequently, another MERG member modified the protocol and develope AT-bus. <text:s/></text:p>
      <text:p text:style-name="Standard"/>
      <text:p text:style-name="Standard">The group continued to discuss the use of CAN, focusing on 29-bit headers. <text:s/>This group eventually split into the S9.5 effort, lead by Don Voss, and the S9.6 effort comprising John Day. David Harris, Bob Jacobsen, Alex Shepherd, and Alan Robinson. <text:s/>Di Voss has done a good job introducing the concepts of an accessory bus, and the concept of p/c, and gives a good description of S9.5. <text:s/>This article will concentrate on the advantages of S9.6. <text:s/></text:p>
      <text:p text:style-name="Standard"/>
      <text:p text:style-name="Standard"/>
      <text:p text:style-name="Standard">How S9.6 Differs:</text:p>
      <text:p text:style-name="Standard"/>
      <text:p text:style-name="Standard">The S9.6 group wanted to design a bus standard that added significant function to the existing buses, and one that will reach into the future. <text:s/>For this reason the S9.6 design team has spent a lot of time thinking about the hard problems: how to make it simple for the novice, while letting it serve very large layouts, letting it have the capability to take advantage of future technology, while simplifying the implementation of individual nodes. <text:s/></text:p>
      <text:p text:style-name="Standard"/>
      <text:p text:style-name="Standard">Big Events</text:p>
      <text:p text:style-name="Standard"><text:soft-page-break/></text:p>
      <text:p text:style-name="Standard">A major difference from previous buses, and the other proposals, is the use of 'big events'. <text:s text:c="2"/>The decision was not taken lightly. <text:s/>It simplifies simple nodes but allows increased flexibility. <text:s/></text:p>
      <text:p text:style-name="Standard"/>
      <text:p text:style-name="Standard">An example of adding function: consider adding a fast clock with an alarm function. <text:s/>S9.5 would define a new set of messages, and to respond to these, a node would need to have code added. <text:s/>However, big-events lets us include the time code inside teh event – now a node just has to respond to the alarm event just like any other event – no extra code. <text:s/></text:p>
      <text:p text:style-name="Standard"/>
      <text:p text:style-name="Standard">Unique Ids equals no Ids</text:p>
      <text:p text:style-name="Standard"/>
      <text:p text:style-name="Standard">Since we have big-events, we can afford to assign one to every node at manufacture. <text:s/>The user doesn't need to set a number. <text:s/>Since every node is different, you don't have to worry about any two nodes conflicting. <text:s/>You can set-up your node and take them to your friend;s house and don't have to worry about conflicting node. <text:s/>Similarly, S9.6 guarantees unique event #. <text:s/></text:p>
      <text:p text:style-name="Standard"/>
      <text:p text:style-name="Standard">For large layouts, they no longer have to keep detailed lists of node numbers. <text:s/>A computer can easily query the layout to retrieve all the node numbers – but you can refer to the nodes by name. <text:s/></text:p>
      <text:p text:style-name="Standard"/>
      <text:p text:style-name="Standard">Running out of things</text:p>
      <text:p text:style-name="Standard"/>
      <text:p text:style-name="Standard">One of the big problems with buses is that you eventually run out of things: id-numbers and bandwidth. <text:s/>Big events obviously takes care of the first, but S9.6 has also addresses the second. <text:s text:c="2"/>If you have too many nodes or too much traffic, then you can break your layout into two bus-segments. <text:s/>This solves the problem of too many nodes on a segment, but not the traffic. <text:s/>S9.6 solves this by by running over fast transports, such as Ethernet. <text:s/>But this doesn't solve the problem if all the messages go everywhere. <text:s/>Partial solutions involve non-linear address spaces and limiting traffic on a message by message basis. <text:s text:c="2"/>S9.6 automatically limits traffic by only sending messages to those nodes that want them. <text:s/>This is called 'interested based filtering'. <text:s/>In addition, S9.6 messages are completely routable, and can use cheap Ethernet routers to do the work. <text:s/>This is implemented now. <text:s/>Now a layout can take up acres as space, and still run a single bus. <text:s/></text:p>
      <text:p text:style-name="Standard"/>
      <text:p text:style-name="Standard">Other good works for Big layouts. <text:s/></text:p>
      <text:p text:style-name="Standard">One of the major problems with large modular meets is the time taken to set up. <text:s/>S9.6 gives the meet organizers tools to shorten and ease this effort. <text:s/>Auto-configuration of modules and an automatic over-view of the layout is generated. <text:s/>Th meet organizers can drill-down into each bus segment and get reports of all the nodes and their messages, <text:s/>Debugging and tweaking the layout is easy.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3" svg:font-family="Ari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Hiragino Kaku Gothic Pro W3" svg:font-family="'Hiragino Kaku Gothic Pro W3'" style:font-family-generic="system" style:font-pitch="variable"/>
    <style:font-face style:name="Hiragino Mincho Pro W3" svg:font-family="'Hiragino Mincho Pro W3'"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2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iragino Mincho Pro W3"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Harris</meta:initial-creator>
    <meta:creation-date>2010-07-18T19:49:37</meta:creation-date>
    <dc:date>2010-07-19T01:23:53</dc:date>
    <dc:creator>David Harris</dc:creator>
    <meta:editing-duration>PT00H33M32S</meta:editing-duration>
    <meta:editing-cycles>3</meta:editing-cycles>
    <meta:generator>OpenOffice.org/3.1$Unix OpenOffice.org_project/310m11$Build-9399</meta:generator>
    <meta:document-statistic meta:table-count="0" meta:image-count="0" meta:object-count="0" meta:page-count="3" meta:paragraph-count="50" meta:word-count="1137" meta:character-count="6538"/>
  </office:meta>
</office:document-meta>
</file>